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TimesNewRomanPS-BoldMT" svg:font-family="TimesNewRoman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Times New Roman1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style:text-autospace="none"/>
      <style:text-properties style:font-name="Times New Roman1" fo:font-size="12pt" fo:language="nb" fo:country="NO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6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9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P10" style:family="paragraph" style:parent-style-name="Standard">
      <style:paragraph-properties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12" style:family="paragraph" style:parent-style-name="Standard">
      <style:paragraph-properties fo:orphans="2" fo:widows="2"/>
      <style:text-properties style:font-name="CourierNewPS-BoldMT" fo:font-size="10pt" fo:language="nb" fo:country="NO" fo:font-style="normal" fo:font-weight="normal" style:font-name-asian="CourierNewPS-BoldMT" style:font-size-asian="10pt" style:font-name-complex="CourierNewPS-BoldMT" style:font-size-complex="10pt"/>
    </style:style>
    <style:style style:name="P13" style:family="paragraph" style:parent-style-name="Standard">
      <style:paragraph-properties fo:orphans="2" fo:widows="2"/>
      <style:text-properties style:font-name="TimesNewRomanPSMT" fo:font-size="12pt" fo:language="nb" fo:country="NO" fo:font-style="normal" fo:font-weight="normal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fo:orphans="2" fo:widows="2" style:text-autospace="none"/>
      <style:text-properties style:font-name="TimesNewRomanPSMT" fo:font-size="12pt" fo:language="nb" fo:country="NO" fo:font-style="normal" fo:font-weight="normal" style:font-name-asian="TimesNewRomanPSMT" style:font-size-asian="12pt" style:font-weight-asian="bold" style:font-name-complex="TimesNewRomanPSMT" style:font-size-complex="12pt" style:font-weight-complex="bold"/>
    </style:style>
    <style:style style:name="P15" style:family="paragraph" style:parent-style-name="Standard">
      <style:paragraph-properties style:text-autospace="none"/>
      <style:text-properties style:font-name="Courier New1" fo:font-size="10pt" fo:language="nb" fo:country="NO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18" style:family="paragraph" style:parent-style-name="Standard">
      <style:paragraph-properties style:text-autospace="none"/>
      <style:text-properties style:font-name="Courier New1" fo:font-size="10pt" style:font-name-asian="CourierNewPSMT" style:font-size-asian="10pt" style:font-name-complex="CourierNewPSMT" style:font-size-complex="10pt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22" style:family="paragraph" style:parent-style-name="Preformatted_20_Text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23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24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25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size-asian="10pt" style:font-size-complex="10pt"/>
    </style:style>
    <style:style style:name="P26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27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break-before="page"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orphans="2" fo:widows="2"/>
      <style:text-properties style:font-name="CourierNewPSMT" fo:font-size="10pt" fo:language="nb" fo:country="NO" fo:font-style="normal" fo:font-weight="normal" style:font-name-asian="CourierNewPSMT" style:font-size-asian="10pt" style:font-name-complex="CourierNewPSMT" style:font-size-complex="10pt"/>
    </style:style>
    <style:style style:name="P30" style:family="paragraph" style:parent-style-name="Standard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32" style:family="paragraph" style:parent-style-name="Standard">
      <style:text-properties style:font-name="Times New Roman1" fo:font-size="10pt" style:font-size-asian="10pt" style:font-size-complex="10pt"/>
    </style:style>
    <style:style style:name="P33" style:family="paragraph" style:parent-style-name="Standard">
      <style:paragraph-properties style:text-autospace="none"/>
      <style:text-properties style:font-name="Times New Roman1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orphans="2" fo:widows="2"/>
      <style:text-properties style:font-name="CourierNewPS-BoldMT" fo:font-size="10pt" fo:language="nb" fo:country="NO" fo:font-style="normal" fo:font-weight="normal" style:font-name-asian="CourierNewPS-BoldMT" style:font-size-asian="10pt" style:font-name-complex="CourierNewPS-BoldMT" style:font-size-complex="10pt"/>
    </style:style>
    <style:style style:name="P35" style:family="paragraph" style:parent-style-name="Standard">
      <style:paragraph-properties fo:orphans="2" fo:widows="2" style:text-autospace="none"/>
      <style:text-properties style:font-name="TimesNewRomanPSMT" fo:font-size="12pt" fo:language="nb" fo:country="NO" fo:font-style="normal" fo:font-weight="normal" style:font-name-asian="TimesNewRomanPSMT" style:font-size-asian="12pt" style:font-weight-asian="bold" style:font-name-complex="TimesNewRomanPSMT" style:font-size-complex="12pt" style:font-weight-complex="bold"/>
    </style:style>
    <style:style style:name="P36" style:family="paragraph" style:parent-style-name="Standard">
      <style:paragraph-properties fo:break-before="page"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37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CourierNewPSMT" fo:font-size="10pt" fo:letter-spacing="normal" fo:language="en" fo:country="none" fo:font-style="normal" fo:font-weight="normal" style:font-name-asian="CourierNewPSMT" style:font-size-asian="10pt" style:font-name-complex="CourierNewPSM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variant="normal" fo:text-transform="none" fo:color="#800000" fo:letter-spacing="normal" fo:font-style="normal"/>
    </style:style>
    <style:style style:name="T5" style:family="text">
      <style:text-properties fo:font-variant="normal" fo:text-transform="none" fo:color="#800000" style:font-name="TimesNewRomanPS-BoldMT" fo:font-size="12pt" fo:letter-spacing="normal" fo:font-style="normal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6" style:family="text">
      <style:text-properties fo:font-variant="normal" fo:text-transform="none" fo:color="#800000" style:font-name="Times New Roman1" fo:font-size="12pt" fo:letter-spacing="normal" fo:font-style="normal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7" style:family="text">
      <style:text-properties fo:font-variant="normal" fo:text-transform="none" fo:color="#800000" style:font-name="Times New Roman1" fo:letter-spacing="normal" fo:font-style="normal" fo:font-weight="bold" style:font-name-asian="TimesNewRomanPS-BoldMT" style:font-weight-asian="bold" style:font-name-complex="TimesNewRomanPS-BoldMT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fo:background-color="#ffff00"/>
    </style:style>
    <style:style style:name="T10" style:family="text">
      <style:text-properties fo:font-variant="normal" fo:text-transform="none" fo:color="#202124" fo:letter-spacing="normal" fo:language="en" fo:country="none" fo:font-style="normal" fo:font-weight="normal" style:font-name-asian="CourierNewPS-BoldMT" style:font-weight-asian="normal" style:font-name-complex="CourierNewPS-BoldMT" style:font-weight-complex="normal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style="normal" fo:font-weight="normal"/>
    </style:style>
    <style:style style:name="T13" style:family="text">
      <style:text-properties style:font-name="Courier New1" fo:font-style="normal" fo:font-weight="normal" fo:background-color="#ffff99"/>
    </style:style>
    <style:style style:name="T14" style:family="text">
      <style:text-properties style:font-name="Courier New1" fo:font-style="normal" fo:font-weight="normal" fo:background-color="transparent"/>
    </style:style>
    <style:style style:name="T15" style:family="text">
      <style:text-properties style:font-name="Courier New1" fo:font-weight="bold" style:font-weight-asian="bold" style:font-weight-complex="bold"/>
    </style:style>
    <style:style style:name="T16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17" style:family="text">
      <style:text-properties style:font-name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name-asian="CourierNewPS-BoldMT" style:font-weight-asian="bold" style:font-name-complex="CourierNewPS-BoldMT" style:font-weight-complex="bold"/>
    </style:style>
    <style:style style:name="T20" style:family="text">
      <style:text-properties fo:font-weight="bold" fo:background-color="#ffff00" style:font-name-asian="CourierNewPS-BoldMT" style:font-weight-asian="bold" style:font-name-complex="CourierNewPS-BoldMT" style:font-weight-complex="bold"/>
    </style:style>
    <style:style style:name="T21" style:family="text">
      <style:text-properties style:font-name-asian="CourierNewPSMT" style:font-name-complex="CourierNewPSMT"/>
    </style:style>
    <style:style style:name="T22" style:family="text">
      <style:text-properties fo:language="nb" fo:country="NO"/>
    </style:style>
    <style:style style:name="T23" style:family="text">
      <style:text-properties style:font-name="CourierNewPSMT" style:font-name-asian="CourierNewPSMT" style:font-name-complex="CourierNewPSMT"/>
    </style:style>
    <style:style style:name="T24" style:family="text">
      <style:text-properties style:font-name="Times New Roman1" fo:language="nb" fo:country="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imula Standard - Errata</text:p>
      <text:p text:style-name="P1"/>
      <text:p text:style-name="P1">=====================================================================================</text:p>
      <text:p text:style-name="P1"/>
      <text:p text:style-name="P1">NOTE: Parameter Specification</text:p>
      <text:p text:style-name="P1"/>
      <text:p text:style-name="P1">Simula Standard 5.4.2 <text:s/>states:</text:p>
      <text:p text:style-name="P1"/>
      <text:p text:style-name="P9"><text:tab/><text:tab/>specifier</text:p>
      <text:p text:style-name="P8"><text:tab/><text:tab/><text:tab/>= type [ <text:span text:style-name="T16">array </text:span>| <text:span text:style-name="T16">procedure </text:span>]</text:p>
      <text:p text:style-name="P8"><text:tab/><text:tab/><text:tab/>| <text:span text:style-name="T16">label</text:span></text:p>
      <text:p text:style-name="P7"><text:tab/><text:tab/><text:tab/>| <text:span text:style-name="T16">switch</text:span></text:p>
      <text:p text:style-name="P10"/>
      <text:p text:style-name="P23"><text:bookmark text:name="tw-target-text"/>This is obviously wrong. If we follow the syntax, no-type procedure is illegal, and that was probably not the intention.</text:p>
      <text:p text:style-name="P25">No-type array is also not allowed, which inherited from Algol should mean real array.</text:p>
      <text:p text:style-name="P25"/>
      <text:p text:style-name="P25">Simula Common Base 1970 states:</text:p>
      <text:p text:style-name="P25"/>
      <text:p text:style-name="P9"><text:tab/><text:tab/>&lt;specifier&gt; ::=</text:p>
      <text:p text:style-name="P7"><text:span text:style-name="T22"><text:tab/><text:tab/><text:tab/>&lt;type&gt; | array | &lt;</text:span>type&gt; <text:span text:style-name="T16">array </text:span><text:span text:style-name="T18">| </text:span><text:span text:style-name="T16">label | switch</text:span></text:p>
      <text:p text:style-name="P8"><text:span text:style-name="T16"><text:tab/><text:tab/><text:tab/></text:span>| <text:span text:style-name="T16">procedure<text:tab/></text:span><text:span text:style-name="T18">| &lt;type&gt; </text:span><text:span text:style-name="T16">procedure</text:span></text:p>
      <text:p text:style-name="P11"/>
      <text:p text:style-name="P1"/>
      <text:p text:style-name="P23"><text:bookmark text:name="tw-target-text1"/>Simula Standard should have been changed to:</text:p>
      <text:p text:style-name="P1"/>
      <text:p text:style-name="P9"><text:tab/><text:tab/>specifier</text:p>
      <text:p text:style-name="P8"><text:tab/><text:tab/><text:tab/>= type</text:p>
      <text:p text:style-name="P8"><text:tab/><text:tab/><text:tab/>| [type] <text:span text:style-name="T16">array</text:span></text:p>
      <text:p text:style-name="P8"><text:span text:style-name="T16"><text:tab/><text:tab/><text:tab/></text:span>| [type] <text:span text:style-name="T16">procedure</text:span></text:p>
      <text:p text:style-name="P8"><text:tab/><text:tab/><text:tab/>| <text:span text:style-name="T16">label</text:span></text:p>
      <text:p text:style-name="P7"><text:tab/><text:tab/><text:tab/>| <text:span text:style-name="T16">switch</text:span></text:p>
      <text:p text:style-name="P1"/>
      <text:p text:style-name="P1">=====================================================================================</text:p>
      <text:p text:style-name="P1"/>
      <text:p text:style-name="P1">NOTE: Simula Standard , Chapter 12 Simulation - RANK_IN_SQS</text:p>
      <text:p text:style-name="P1"/>
      <text:p text:style-name="P23"><text:bookmark text:name="tw-target-text2"/>The Simula Standard (under the definition of Class Simulation) states:</text:p>
      <text:p text:style-name="P1"/>
      <text:p text:style-name="P1"/>
      <text:p text:style-name="P1"><text:s/><text:span text:style-name="T11"><text:s text:c="12"/></text:span><text:span text:style-name="T15">ref</text:span><text:span text:style-name="T11"> (EVENT_NOTICE) </text:span><text:span text:style-name="T15">procedure</text:span><text:span text:style-name="T11"> pred; <text:s text:c="2"/>pred:- PRED;</text:span></text:p>
      <text:p text:style-name="P15"/>
      <text:p text:style-name="P15"><text:s text:c="14"/><text:span text:style-name="T18">procedure</text:span> RANK_IN_SQS (afore); <text:span text:style-name="T18">Boolean</text:span> afore;</text:p>
      <text:p text:style-name="P15"><text:s text:c="14"/><text:span text:style-name="T18">begin</text:span> <text:span text:style-name="T18">ref</text:span> (EVENT_NOTICE) evt;</text:p>
      <text:p text:style-name="P15"><text:s text:c="17"/>evt:- SQS.last;</text:p>
      <text:p text:style-name="P15"><text:s text:c="17"/><text:span text:style-name="T18">while</text:span> evt.EVTIME &gt; EVTIME <text:span text:style-name="T18">do</text:span> <text:s text:c="3"/>evt :- evt.pred;</text:p>
      <text:p text:style-name="P15"><text:s text:c="17"/><text:span text:style-name="T18">if</text:span> afore <text:span text:style-name="T18">then</text:span></text:p>
      <text:p text:style-name="P15"><text:s text:c="20"/><text:span text:style-name="T18">while</text:span> evt.EVTIME = EVTIME <text:span text:style-name="T18">do</text:span> evt :- evt.pred;</text:p>
      <text:p text:style-name="P15"><text:s text:c="17"/>follow(evt)</text:p>
      <text:p text:style-name="P15"><text:s text:c="14"/><text:span text:style-name="T18">end</text:span> RANK_IN_SQS;</text:p>
      <text:p text:style-name="P15"/>
      <text:p text:style-name="P23"><text:bookmark text:name="tw-target-text3"/>Here procedure pred is redefined so that 'pred' of the first element is the head itself</text:p>
      <text:p text:style-name="P25">and not <text:span text:style-name="T18">none</text:span> like in Simset.</text:p>
      <text:p text:style-name="P1"/>
      <text:p text:style-name="P23"><text:bookmark text:name="tw-target-text4"/>In Simula, this should give 'qua-check failed'.</text:p>
      <text:p text:style-name="P25">Which led to 'cast' error in Java.</text:p>
      <text:p text:style-name="P1"/>
      <text:p text:style-name="P23"><text:bookmark text:name="tw-target-text5"/>The procedure RANK_IN_SQS must be rewritten.</text:p>
      <text:p text:style-name="P1"/>
      <text:p text:style-name="P27"/>
      <text:p text:style-name="P28"/>
      <text:p text:style-name="P1"/>
      <text:p text:style-name="P1">NOTE: lowten</text:p>
      <text:p text:style-name="P1"><text:span text:style-name="T17"><text:s/></text:span><text:s text:c="4"/></text:p>
      <text:p text:style-name="P2">Simula Standard (<text:span text:style-name="T4">Chapter 9 Class <text:s/>"ENVIRONMENT"</text:span>) <text:s/>states:</text:p>
      <text:p text:style-name="P2"/>
      <text:p text:style-name="P5"><text:span text:style-name="T2"><text:tab/></text:span><text:span text:style-name="T3">character</text:span><text:span text:style-name="T1"> </text:span><text:span text:style-name="T3">procedure</text:span><text:span text:style-name="T1"> lowten(c); <text:s/></text:span><text:span text:style-name="T3">character</text:span><text:span text:style-name="T1"> c;</text:span></text:p>
      <text:p text:style-name="P20"><text:tab/><text:tab/><text:span text:style-name="T2">if</text:span><text:span text:style-name="T1"> ... ! c is illegal as lowten;</text:span></text:p>
      <text:p text:style-name="P20"><text:tab/><text:tab/> <text:s text:c="2"/><text:span text:style-name="T2">then</text:span><text:span text:style-name="T1"> <text:s/>error("..." ! Lowten error ;)</text:span></text:p>
      <text:p text:style-name="P20"><text:tab/><text:tab/><text:span text:style-name="T2">else</text:span><text:span text:style-name="T1"> </text:span><text:span text:style-name="T2">begin</text:span></text:p>
      <text:p text:style-name="P20"><text:tab/><text:tab/><text:tab/><text:span text:style-name="T1">lowten:= CURRENTLOWTEN; CURRENTLOWTEN:= c</text:span></text:p>
      <text:p text:style-name="P20"><text:tab/><text:tab/><text:span text:style-name="T2">end</text:span><text:span text:style-name="T1"> lowten;</text:span></text:p>
      <text:p text:style-name="P26"/>
      <text:p text:style-name="P20"><text:tab/><text:span text:style-name="T1">Changes the value of the current lowten character to that of the</text:span></text:p>
      <text:p text:style-name="P20"><text:tab/><text:span text:style-name="T1">parameter. The previous value is returned. Illegal parameters are</text:span></text:p>
      <text:p text:style-name="P26"><text:tab/><text:span text:style-name="T8">digits, plus ("+"), minus ("-"), dot ("."), comma (","),</text:span></text:p>
      <text:p text:style-name="P19"><text:tab/><text:span text:style-name="T12">control characters (</text:span><text:span text:style-name="T13">i.e. ISO code&lt;32</text:span><text:span text:style-name="T12">), DEL (ISO code 127),</text:span></text:p>
      <text:p text:style-name="P20"><text:tab/><text:span text:style-name="T1">and all characters with ISO code greater than 127.</text:span></text:p>
      <text:p text:style-name="P21"/>
      <text:p text:style-name="P6"/>
      <text:p text:style-name="P24"><text:bookmark text:name="tw-target-text6"/>Here, ISO code 32 (SPACE) is indicated as a legal LOWTEN character.</text:p>
      <text:p text:style-name="P6"/>
      <text:p text:style-name="P24"><text:bookmark text:name="tw-target-text7"/>Correct the text to:</text:p>
      <text:p text:style-name="P22"/>
      <text:p text:style-name="P20"><text:tab/><text:span text:style-name="T1">Changes the value of the current lowten character to that of the</text:span></text:p>
      <text:p text:style-name="P20"><text:tab/><text:span text:style-name="T1">parameter. The previous value is returned. Illegal parameters are</text:span></text:p>
      <text:p text:style-name="P26"><text:tab/><text:span text:style-name="T8">digits, plus ("+"), minus ("-"), dot ("."), comma (","), </text:span><text:span text:style-name="T9">space (" "),</text:span></text:p>
      <text:p text:style-name="P19"><text:tab/><text:span text:style-name="T12">control characters (</text:span><text:span text:style-name="T14">i.e. ISO code&lt;32</text:span><text:span text:style-name="T12">), DEL (ISO code 127),</text:span></text:p>
      <text:p text:style-name="P20"><text:tab/><text:span text:style-name="T1">and all characters with ISO code greater than 127.</text:span></text:p>
      <text:p text:style-name="P22"/>
      <text:p text:style-name="P1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1">Simula Standard (<text:span text:style-name="T4">Chapter 10 Class <text:s/>"INPUT-OUTPUT"</text:span>) <text:s/>states:</text:p>
      <text:p text:style-name="P2"/>
      <text:p text:style-name="P13">The user's main program acts as if it were embedded as follows:</text:p>
      <text:p text:style-name="P13"/>
      <text:p text:style-name="P16"><text:span text:style-name="T21"><text:tab/><text:tab/>BASICIO (inlength, outlength) </text:span><text:span text:style-name="T20">Note</text:span><text:span text:style-name="T19"> </text:span><text:span text:style-name="T21">! prefixed block;</text:span></text:p>
      <text:p text:style-name="P16"><text:span text:style-name="T19"><text:tab/><text:tab/><text:tab/>inspect </text:span><text:span text:style-name="T21">SYSIN </text:span><text:span text:style-name="T19">do</text:span></text:p>
      <text:p text:style-name="P16"><text:span text:style-name="T19"><text:tab/><text:tab/><text:tab/>inspect </text:span><text:span text:style-name="T21">SYSOUT </text:span><text:span text:style-name="T19">do</text:span></text:p>
      <text:p text:style-name="P16"><text:span text:style-name="T19"><text:tab/><text:tab/><text:tab/>begin </text:span><text:span text:style-name="T21">&lt;external-head&gt; &lt;program&gt; </text:span><text:span text:style-name="T19">end</text:span></text:p>
      <text:p text:style-name="P17"><text:span text:style-name="T19"><text:tab/><text:tab/>end </text:span><text:span text:style-name="T21">prefixed block</text:span></text:p>
      <text:p text:style-name="P18"/>
      <text:p text:style-name="P3"><text:span text:style-name="T10">The word</text:span><text:span text:style-name="T21"> </text:span><text:span text:style-name="T20">Note</text:span><text:span text:style-name="T19"> </text:span><text:span text:style-name="T21"><text:s/></text:span><text:span text:style-name="T10">must be replaced by </text:span><text:span text:style-name="T21"><text:s/></text:span><text:span text:style-name="T19"><text:s/></text:span><text:span text:style-name="T19">begin</text:span><text:bookmark text:name="tw-target-text8"/></text:p>
      <text:p text:style-name="P1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1">Simula Standard (<text:span text:style-name="T4">Chapter 8 <text:s/>"ATTRIBUTES OF TEXT"</text:span>) <text:s/>states:</text:p>
      <text:p text:style-name="P2"/>
      <text:p text:style-name="P12"><text:span text:style-name="T18">procedure </text:span><text:span text:style-name="T23">putfix(i,n); </text:span><text:span text:style-name="T18">integer </text:span><text:span text:style-name="T23">i,n; ................ 8.7;</text:span></text:p>
      <text:p text:style-name="P29"/>
      <text:p text:style-name="P37">Correct the text to:</text:p>
      <text:p text:style-name="P29"/>
      <text:p text:style-name="P12"><text:span text:style-name="T18">procedure </text:span><text:span text:style-name="T23">putfix(r,n); </text:span><text:span text:style-name="T18">long real </text:span><text:span text:style-name="T23">r,n; ................ 8.7;</text:span></text:p>
      <text:p text:style-name="P14"/>
      <text:p text:style-name="P1"><text:span text:style-name="T17">=====================</text:span>================================================================</text:p>
      <text:p text:style-name="P1"/>
      <text:p text:style-name="P30"/>
      <text:p text:style-name="P36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33"><text:span text:style-name="T22">Simula Sta</text:span><text:span text:style-name="T24">ndard (</text:span><text:span text:style-name="T7">10.11 The class "directbytefile"</text:span><text:span text:style-name="T24">) <text:s/>state</text:span><text:span text:style-name="T22">s:</text:span></text:p>
      <text:p text:style-name="P2"/>
      <text:p text:style-name="P12"><text:span text:style-name="T18">procedure </text:span><text:span text:style-name="T23">intext(t); </text:span><text:span text:style-name="T18">text </text:span><text:span text:style-name="T23">t; ........................ 10.9.3;</text:span></text:p>
      <text:p text:style-name="P29"/>
      <text:p text:style-name="P37">Correct the text to:</text:p>
      <text:p text:style-name="P29"/>
      <text:p text:style-name="P12"><text:span text:style-name="T18">text procedure </text:span><text:span text:style-name="T23">intext(t); </text:span><text:span text:style-name="T18">text </text:span><text:span text:style-name="T23">t; .................... 10.9.3;</text:span></text:p>
      <text:p text:style-name="P14"/>
      <text:p text:style-name="P1">=====================================================================================</text:p>
      <text:p text:style-name="P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TimesNewRomanPS-BoldMT" svg:font-family="TimesNewRoman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24-03-06T09:29:14.79</dc:date>
    <meta:editing-duration>P4DT17H23M11S</meta:editing-duration>
    <meta:editing-cycles>12</meta:editing-cycles>
    <meta:generator>OpenOffice/4.1.10$Win32 OpenOffice.org_project/4110m2$Build-9807</meta:generator>
    <meta:document-statistic meta:table-count="0" meta:image-count="0" meta:object-count="0" meta:page-count="3" meta:paragraph-count="86" meta:word-count="456" meta:character-count="3672"/>
  </office:meta>
</office:document-meta>
</file>